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2d02" officeooo:paragraph-rsid="002a2d02"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a2d02" officeooo:paragraph-rsid="002a2d02"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d02" officeooo:paragraph-rsid="002a2d02" style:font-size-asian="18pt" style:font-style-asian="normal" style:font-weight-asian="bold" style:font-size-complex="18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32fa43" officeooo:paragraph-rsid="0032fa43"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normal" officeooo:rsid="002bd77c" officeooo:paragraph-rsid="002bd77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2ece44" officeooo:paragraph-rsid="002ece4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fo:break-before="page"/>
      <style:text-properties fo:font-size="12pt" fo:font-style="normal" fo:font-weight="bold" officeooo:rsid="0046aa9d" officeooo:paragraph-rsid="0046aa9d" style:font-size-asian="10.5pt" style:font-style-asian="normal" style:font-weight-asian="bold" style:font-size-complex="12pt" style:font-style-complex="normal" style:font-weight-complex="bold"/>
    </style:style>
    <style:style style:name="P19" style:family="paragraph" style:parent-style-name="Standard" style:list-style-name="L1">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text-align="justify" style:justify-single-word="false"/>
      <style:text-properties fo:font-size="12pt" fo:font-style="normal" fo:font-weight="normal" officeooo:rsid="0039f413" officeooo:paragraph-rsid="0039f413"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font-size="12pt" fo:font-style="normal" fo:font-weight="normal" officeooo:rsid="003b60eb" officeooo:paragraph-rsid="003b60eb"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ext-properties fo:font-size="12pt" fo:font-style="normal" fo:font-weight="normal" officeooo:rsid="0046aa9d" officeooo:paragraph-rsid="0046aa9d"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fo:font-size="12pt" fo:font-style="normal" fo:font-weight="normal" officeooo:rsid="004a0b88" officeooo:paragraph-rsid="004a0b88" style:font-size-asian="10.5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ext-properties fo:font-size="12pt" fo:font-style="normal" fo:font-weight="normal" officeooo:rsid="005e0cf8" officeooo:paragraph-rsid="005e0cf8" style:font-size-asian="10.5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ext-properties fo:font-size="12pt" fo:font-style="normal" fo:font-weight="bold" officeooo:rsid="006233a5" officeooo:paragraph-rsid="006233a5" style:font-size-asian="10.5pt" style:font-style-asian="normal" style:font-weight-asian="bold" style:font-size-complex="12pt" style:font-style-complex="normal" style:font-weight-complex="bold"/>
    </style:style>
    <style:style style:name="P27" style:family="paragraph" style:parent-style-name="Standard" style:list-style-name="L3">
      <style:paragraph-properties fo:text-align="justify" style:justify-single-word="false"/>
      <style:text-properties fo:font-size="12pt" fo:font-style="normal" fo:font-weight="bold" officeooo:rsid="0048a957" officeooo:paragraph-rsid="0048a957" style:font-size-asian="10.5pt" style:font-style-asian="normal" style:font-weight-asian="bold" style:font-size-complex="12pt" style:font-style-complex="normal" style:font-weight-complex="bold"/>
    </style:style>
    <style:style style:name="P28" style:family="paragraph" style:parent-style-name="Standard" style:list-style-name="L3">
      <style:paragraph-properties fo:text-align="justify" style:justify-single-word="false"/>
      <style:text-properties fo:font-size="12pt" fo:font-style="normal" fo:font-weight="bold" officeooo:rsid="004c9dd7" officeooo:paragraph-rsid="004c9dd7" style:font-size-asian="10.5pt" style:font-style-asian="normal" style:font-weight-asian="bold" style:font-size-complex="12pt" style:font-style-complex="normal" style:font-weight-complex="bold"/>
    </style:style>
    <style:style style:name="P29" style:family="paragraph" style:parent-style-name="Standard" style:list-style-name="L3">
      <style:paragraph-properties fo:text-align="justify" style:justify-single-word="false"/>
      <style:text-properties fo:font-size="12pt" fo:font-style="normal" fo:font-weight="bold" officeooo:rsid="004fbd7e" officeooo:paragraph-rsid="004fbd7e" style:font-size-asian="10.5pt" style:font-style-asian="normal" style:font-weight-asian="bold" style:font-size-complex="12pt" style:font-style-complex="normal" style:font-weight-complex="bold"/>
    </style:style>
    <style:style style:name="P30" style:family="paragraph" style:parent-style-name="Standard" style:list-style-name="L3">
      <style:paragraph-properties fo:text-align="justify" style:justify-single-word="false"/>
      <style:text-properties fo:font-size="12pt" fo:font-style="normal" fo:font-weight="bold" officeooo:rsid="00500986" officeooo:paragraph-rsid="00500986" style:font-size-asian="10.5pt" style:font-style-asian="normal" style:font-weight-asian="bold" style:font-size-complex="12pt" style:font-style-complex="normal" style:font-weight-complex="bold"/>
    </style:style>
    <style:style style:name="P31" style:family="paragraph" style:parent-style-name="Standard" style:list-style-name="L3">
      <style:paragraph-properties fo:text-align="justify" style:justify-single-word="false"/>
      <style:text-properties fo:font-size="12pt" fo:font-style="normal" fo:font-weight="bold" officeooo:rsid="00598caf" officeooo:paragraph-rsid="00598caf" style:font-size-asian="10.5pt" style:font-style-asian="normal" style:font-weight-asian="bold" style:font-size-complex="12pt" style:font-style-complex="normal" style:font-weight-complex="bold"/>
    </style:style>
    <style:style style:name="P32" style:family="paragraph" style:parent-style-name="Standard" style:list-style-name="L3">
      <style:paragraph-properties fo:text-align="justify" style:justify-single-word="false"/>
      <style:text-properties fo:font-size="12pt" fo:font-style="normal" fo:font-weight="bold" officeooo:rsid="005eea0d" officeooo:paragraph-rsid="005eea0d" style:font-size-asian="10.5pt" style:font-style-asian="normal" style:font-weight-asian="bold" style:font-size-complex="12pt" style:font-style-complex="normal" style:font-weight-complex="bold"/>
    </style:style>
    <style:style style:name="P33" style:family="paragraph" style:parent-style-name="Standard" style:list-style-name="L3">
      <style:paragraph-properties fo:text-align="justify" style:justify-single-word="false"/>
      <style:text-properties fo:font-size="12pt" fo:font-style="normal" fo:font-weight="bold" officeooo:rsid="005741a8" officeooo:paragraph-rsid="005741a8" style:font-size-asian="10.5pt" style:font-style-asian="normal" style:font-weight-asian="bold" style:font-size-complex="12pt" style:font-style-complex="normal" style:font-weight-complex="bold"/>
    </style:style>
    <style:style style:name="P34" style:family="paragraph" style:parent-style-name="Standard" style:list-style-name="L3">
      <style:paragraph-properties fo:text-align="justify" style:justify-single-word="false"/>
      <style:text-properties fo:font-size="12pt" fo:font-style="normal" fo:font-weight="bold" officeooo:rsid="005a508f" officeooo:paragraph-rsid="005a508f" style:font-size-asian="10.5pt" style:font-style-asian="normal" style:font-weight-asian="bold" style:font-size-complex="12pt" style:font-style-complex="normal" style:font-weight-complex="bold"/>
    </style:style>
    <style:style style:name="P35" style:family="paragraph" style:parent-style-name="Standard" style:list-style-name="L3">
      <style:paragraph-properties fo:text-align="justify" style:justify-single-word="false"/>
      <style:text-properties fo:font-size="12pt" fo:font-style="normal" fo:font-weight="bold" officeooo:rsid="005b7275" officeooo:paragraph-rsid="005b7275" style:font-size-asian="10.5pt" style:font-style-asian="normal" style:font-weight-asian="bold" style:font-size-complex="12pt" style:font-style-complex="normal" style:font-weight-complex="bold"/>
    </style:style>
    <style:style style:name="P36" style:family="paragraph" style:parent-style-name="Standard" style:list-style-name="L3">
      <style:paragraph-properties fo:text-align="justify" style:justify-single-word="false"/>
      <style:text-properties fo:font-size="12pt" fo:font-style="normal" fo:font-weight="bold" officeooo:rsid="005da9c8" officeooo:paragraph-rsid="005da9c8" style:font-size-asian="10.5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font-size="12pt" fo:font-style="italic" fo:font-weight="normal" officeooo:rsid="0032fa43" officeooo:paragraph-rsid="0032fa43" style:font-size-asian="10.5pt" style:font-style-asian="italic" style:font-weight-asian="normal" style:font-size-complex="12pt" style:font-style-complex="italic" style:font-weight-complex="normal"/>
    </style:style>
    <style:style style:name="P38" style:family="paragraph" style:parent-style-name="Standard" style:list-style-name="L2">
      <style:paragraph-properties fo:text-align="justify" style:justify-single-word="false"/>
      <style:text-properties fo:font-size="12pt" fo:font-style="italic" fo:font-weight="normal" officeooo:rsid="003524d4" officeooo:paragraph-rsid="003524d4" style:font-size-asian="10.5pt" style:font-style-asian="italic" style:font-weight-asian="normal" style:font-size-complex="12pt" style:font-style-complex="italic" style:font-weight-complex="normal"/>
    </style:style>
    <style:style style:name="P39" style:family="paragraph" style:parent-style-name="Standard" style:list-style-name="L2">
      <style:paragraph-properties fo:text-align="justify" style:justify-single-word="false"/>
      <style:text-properties fo:font-size="12pt" fo:font-style="italic" fo:font-weight="normal" officeooo:rsid="00370fb9" officeooo:paragraph-rsid="00370fb9" style:font-size-asian="10.5pt" style:font-style-asian="italic" style:font-weight-asian="normal" style:font-size-complex="12pt" style:font-style-complex="italic" style:font-weight-complex="normal"/>
    </style:style>
    <style:style style:name="P40" style:family="paragraph" style:parent-style-name="Standard" style:list-style-name="L2">
      <style:paragraph-properties fo:text-align="justify" style:justify-single-word="false"/>
      <style:text-properties fo:font-size="12pt" fo:font-style="italic" fo:font-weight="normal" officeooo:rsid="003813f1" officeooo:paragraph-rsid="003813f1" style:font-size-asian="10.5pt" style:font-style-asian="italic" style:font-weight-asian="normal" style:font-size-complex="12pt" style:font-style-complex="italic" style:font-weight-complex="normal"/>
    </style:style>
    <style:style style:name="P41" style:family="paragraph" style:parent-style-name="Standard" style:list-style-name="L2">
      <style:paragraph-properties fo:text-align="justify" style:justify-single-word="false"/>
      <style:text-properties fo:font-size="12pt" fo:font-style="italic" fo:font-weight="normal" officeooo:rsid="00405343" officeooo:paragraph-rsid="00405343" style:font-size-asian="10.5pt" style:font-style-asian="italic" style:font-weight-asian="normal" style:font-size-complex="12pt" style:font-style-complex="italic" style:font-weight-complex="normal"/>
    </style:style>
    <style:style style:name="P42" style:family="paragraph" style:parent-style-name="Standard" style:list-style-name="L2">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d9488"/>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5741a8"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70fb9" style:font-style-asian="normal" style:font-style-complex="normal"/>
    </style:style>
    <style:style style:name="T11" style:family="text">
      <style:text-properties fo:font-style="normal" officeooo:rsid="00424b74" style:font-style-asian="normal" style:font-style-complex="normal"/>
    </style:style>
    <style:style style:name="T12" style:family="text">
      <style:text-properties fo:font-style="normal" officeooo:rsid="0044380d" style:font-style-asian="normal" style:font-style-complex="normal"/>
    </style:style>
    <style:style style:name="T13" style:family="text">
      <style:text-properties officeooo:rsid="00317472"/>
    </style:style>
    <style:style style:name="T14" style:family="text">
      <style:text-properties officeooo:rsid="00333270"/>
    </style:style>
    <style:style style:name="T15" style:family="text">
      <style:text-properties officeooo:rsid="00339092"/>
    </style:style>
    <style:style style:name="T16" style:family="text">
      <style:text-properties officeooo:rsid="0033e7af"/>
    </style:style>
    <style:style style:name="T17" style:family="text">
      <style:text-properties officeooo:rsid="003b60eb"/>
    </style:style>
    <style:style style:name="T18" style:family="text">
      <style:text-properties officeooo:rsid="003d4fd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a0b88" style:font-weight-asian="normal" style:font-weight-complex="normal"/>
    </style:style>
    <style:style style:name="T22" style:family="text">
      <style:text-properties fo:font-weight="normal" officeooo:rsid="004df63e" style:font-weight-asian="normal" style:font-weight-complex="normal"/>
    </style:style>
    <style:style style:name="T23" style:family="text">
      <style:text-properties fo:font-weight="normal" officeooo:rsid="00500986" style:font-weight-asian="normal" style:font-weight-complex="normal"/>
    </style:style>
    <style:style style:name="T24" style:family="text">
      <style:text-properties fo:font-weight="normal" officeooo:rsid="005316b9" style:font-weight-asian="normal" style:font-weight-complex="normal"/>
    </style:style>
    <style:style style:name="T25" style:family="text">
      <style:text-properties fo:font-weight="normal" officeooo:rsid="00563bce" style:font-weight-asian="normal" style:font-weight-complex="normal"/>
    </style:style>
    <style:style style:name="T26" style:family="text">
      <style:text-properties fo:font-weight="normal" officeooo:rsid="005741a8" style:font-weight-asian="normal" style:font-weight-complex="normal"/>
    </style:style>
    <style:style style:name="T27" style:family="text">
      <style:text-properties fo:font-weight="normal" officeooo:rsid="0058dbd2" style:font-weight-asian="normal" style:font-weight-complex="normal"/>
    </style:style>
    <style:style style:name="T28" style:family="text">
      <style:text-properties fo:font-weight="normal" officeooo:rsid="00598caf" style:font-weight-asian="normal" style:font-weight-complex="normal"/>
    </style:style>
    <style:style style:name="T29" style:family="text">
      <style:text-properties fo:font-weight="normal" officeooo:rsid="005e0cf8" style:font-weight-asian="normal" style:font-weight-complex="normal"/>
    </style:style>
    <style:style style:name="T30" style:family="text">
      <style:text-properties fo:font-weight="normal" officeooo:rsid="005eff4d" style:font-weight-asian="normal" style:font-weight-complex="normal"/>
    </style:style>
    <style:style style:name="T31" style:family="text">
      <style:text-properties fo:font-weight="normal" officeooo:rsid="0060e209" style:font-weight-asian="normal" style:font-weight-complex="normal"/>
    </style:style>
    <style:style style:name="T32" style:family="text">
      <style:text-properties officeooo:rsid="004a0b88"/>
    </style:style>
    <style:style style:name="T33" style:family="text">
      <style:text-properties officeooo:rsid="00511ba0"/>
    </style:style>
    <style:style style:name="T34" style:family="text">
      <style:text-properties officeooo:rsid="0058dbd2"/>
    </style:style>
    <style:style style:name="T35" style:family="text">
      <style:text-properties officeooo:rsid="005eff4d"/>
    </style:style>
    <style:style style:name="T36" style:family="text">
      <style:text-properties officeooo:rsid="0060e209"/>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8">ParticleSystem</text:p>
      <text:p text:style-name="P9">Refactoring plan</text:p>
      <text:p text:style-name="P10">Connection of the PS to the GFX</text:p>
      <text:p text:style-name="P10">subsystem and drawing routine</text:p>
      <text:p text:style-name="P9"/>
      <text:p text:style-name="P12">Particle <text:span text:style-name="T5">System</text:span> loads special configuration files for particle effects. Particle config holds various info:</text:p>
      <text:list xml:id="list6282627293839315456" text:style-name="L1">
        <text:list-item>
          <text:p text:style-name="P19">collision / area checking toggle</text:p>
        </text:list-item>
        <text:list-item>
          <text:p text:style-name="P19">alpha blending toggle and type</text:p>
        </text:list-item>
        <text:list-item>
          <text:p text:style-name="P19">prerotation of particles toggle (facing screen/camera/viewer)</text:p>
        </text:list-item>
        <text:list-item>
          <text:p text:style-name="P19">start/end size of the particle</text:p>
        </text:list-item>
        <text:list-item>
          <text:p text:style-name="P19">texture information (texture name, texture sheet size, number of elements)</text:p>
        </text:list-item>
        <text:list-item>
          <text:p text:style-name="P19">min/max life, TTL <text:span text:style-name="T18">(time to live)</text:span></text:p>
        </text:list-item>
        <text:list-item>
          <text:p text:style-name="P19">spread speed</text:p>
        </text:list-item>
        <text:list-item>
          <text:p text:style-name="P19">velocity information</text:p>
        </text:list-item>
        <text:list-item>
          <text:p text:style-name="P19">information on other effects</text:p>
        </text:list-item>
      </text:list>
      <text:p text:style-name="P13"/>
      <text:p text:style-name="P14">Single particle effect can be made of various particle effects. No repetition is made. For example one particle effect like <text:span text:style-name="T6">flame</text:span> can be used also in group effect <text:span text:style-name="T6">explosion</text:span>. Once again there are unique ID/handles and name tags.</text:p>
      <text:p text:style-name="P14"><text:tab/>Particle System is a Handle Manager, also extends the ManagerBase for compatibility. PS requires pointer to external SceneManager (any kind, 2D/3D). Every ParticleEffect needs special kind of emitter. ParticleEmitter extends the GfxObject class so it can be placed in the scene. Also when ParticleEmitter is placed in the SceneManager the corresponding DrawCall is created to handle any kind of drawing required by the scene object (ParticleEmitter). Because of the SceneManager interface the valid draw call for object can be retrieved via object handle.</text:p>
      <text:p text:style-name="P15"><text:tab/>Now it is important to not do any more operations than required. With the DrawCall type of custom array with preallocated (reserved) size for the maximum particle number for the ParticleEmmiter, the ParticleEffect needs to update this array properly to animate created particles. There are no quads. Most probably the TRIANGLES primitive will be used. This means that for every single particle (which for most cases is a QUAD) there are 6 vertices to update (position and color, normals optional, UV stay the same). This seem to be an overkill.</text:p>
      <text:p text:style-name="P15"><text:tab/>However with this structure (SceneManager, DrawingBatch, DrawCall, SceneObject) and separation between managing, calculating, storing vertex data or objects and drawing them this is the only way. So to update every frame the proper vertex data ParticleSystem needs to do calculations. Store emitters, get all the draw call pointers, update the vertex data based on the particle effect parameters and particle data.</text:p>
      <text:p text:style-name="P15"><text:tab/>There is one problem with this – the custom array data is OK. It needs to be reserved, have constant capacity. The size however will be dynamic at all times. It is important that no destroying/releasing changing capacity occurs. <text:span text:style-name="T13">Vector::resize() function should do the trick as it calls destructors but does not change the containers capacity.</text:span></text:p>
      <text:p text:style-name="P16"><text:tab/>There is a slight problem with the ParticleEmitter that does group effects. Long story short the ParticleEffect will just store the information required to create new particles in groups and also calculate their new parameters in realtime every frame. But the storage for the particles needs to be held inside of the ParticleEmitter.</text:p>
      <text:p text:style-name="P16"><text:soft-page-break/>Now what with the ParticleEmitter that is created for a group of ParticleEffects. <text:span text:style-name="T6">Explosion</text:span> is made of:</text:p>
      <text:p text:style-name="P16">- <text:span text:style-name="T6">sparks</text:span></text:p>
      <text:p text:style-name="P37">- smoke trails</text:p>
      <text:p text:style-name="P37">- flames</text:p>
      <text:p text:style-name="P37">- debris</text:p>
      <text:p text:style-name="P16"/>
      <text:p text:style-name="P16"><text:tab/>As I see it now, ParticleEmitter will still require just one particle data array. However the Particle structure requires additional info (HANDLE will be the most fast and quite reliable) about the type effect from which it was created. With this additional field every particle can be animated properly as it stores information about it's unique capabilities.</text:p>
      <text:p text:style-name="P16"/>
      <text:p text:style-name="P11">SOLUTION:</text:p>
      <text:list xml:id="list673291283555964552" text:style-name="L2">
        <text:list-item>
          <text:p text:style-name="P20"><text:span text:style-name="T6">ParticleSystem</text:span> loads configuration files for effects.</text:p>
          <text:list>
            <text:list-item>
              <text:p text:style-name="P20">Every effect has unique name (handle/name tag).</text:p>
            </text:list-item>
            <text:list-item>
              <text:p text:style-name="P20">Some effects can be made of more than one subeffects.</text:p>
            </text:list-item>
            <text:list-item>
              <text:p text:style-name="P20">For every <text:span text:style-name="T6">ParticleEffect</text:span> there is created a separate <text:span text:style-name="T6">ParticleEmitter</text:span> (which extends <text:span text:style-name="T6">SceneObject</text:span>).</text:p>
            </text:list-item>
          </text:list>
        </text:list-item>
        <text:list-item>
          <text:p text:style-name="P20"><text:span text:style-name="T6">ParticleSystem</text:span> receives external pointer to valid <text:span text:style-name="T6">SceneManager</text:span> so the effects can be maintained in scene space and drawed accordingly.</text:p>
        </text:list-item>
        <text:list-item>
          <text:p text:style-name="P20"><text:span text:style-name="T6">ParticleSystem</text:span> adds <text:span text:style-name="T6">ParticleEmitters</text:span> to the <text:span text:style-name="T6">SceneManager</text:span>.</text:p>
          <text:list>
            <text:list-item>
              <text:p text:style-name="P20"><text:span text:style-name="T6">ParticleEmitter</text:span> has the same unique ID as the <text:span text:style-name="T6">ParticleEffect</text:span> which it maintains.</text:p>
            </text:list-item>
          </text:list>
        </text:list-item>
        <text:list-item>
          <text:p text:style-name="P20"><text:span text:style-name="T6">ParticleSystem</text:span> does not need to provide drawing functions.</text:p>
          <text:list>
            <text:list-item>
              <text:p text:style-name="P20"><text:span text:style-name="T6">ParticleSystem</text:span> has the special calculate() function which is similar to display() - meaning it calculates size, position, colors of the particles.</text:p>
            </text:list-item>
            <text:list-item>
              <text:p text:style-name="P20">This is achieved <text:span text:style-name="T14">with help of </text:span>the <text:span text:style-name="T6">SceneManager</text:span>. The <text:span text:style-name="T15">calculate</text:span> function retrieves pointers to <text:span text:style-name="T6">DrawCall</text:span> objects and manipulates their vertex data. It is done in a loop for every <text:span text:style-name="T6">ParticleEmitter</text:span> in the scene and it's corresponding <text:span text:style-name="T6">DrawCall</text:span>.</text:p>
            </text:list-item>
            <text:list-item>
              <text:p text:style-name="P20">The vertex data for every <text:span text:style-name="T6">ParticleEmitter</text:span> <text:span text:style-name="T16">has</text:span> predefined capacity, which is the sum of max number of particles for every <text:span text:style-name="T6">ParticleEffect</text:span> inside of <text:span text:style-name="T6">ParticleEmitter</text:span>.</text:p>
            </text:list-item>
          </text:list>
        </text:list-item>
        <text:list-item>
          <text:p text:style-name="P38">Particle<text:span text:style-name="T9"> structure has additional information (</text:span>Handle)<text:span text:style-name="T9"> about the </text:span>ParticleEffect<text:span text:style-name="T9"> that should be used to animate it.</text:span></text:p>
        </text:list-item>
        <text:list-item>
          <text:p text:style-name="P38">ParticleEffect<text:span text:style-name="T9"> object does not store information about the every </text:span>Particle<text:span text:style-name="T9"> that has been spawned.</text:span></text:p>
          <text:list>
            <text:list-item>
              <text:p text:style-name="P38"><text:span text:style-name="T9">This class will provide a function used to update information about a single particle </text:span><text:span text:style-name="T10">(usage of this function is optional)</text:span></text:p>
            </text:list-item>
          </text:list>
        </text:list-item>
        <text:list-item>
          <text:p text:style-name="P39">ParticleEmitter<text:span text:style-name="T9"> updates the particles realtime data. Equations are quite straightforward (</text:span>fgVector3f<text:span text:style-name="T9"> operations)</text:span></text:p>
        </text:list-item>
        <text:list-item>
          <text:p text:style-name="P39">ParticleEmitter<text:span text:style-name="T9"> can also update the vertex arrays in the same loop – in calculate() functions</text:span></text:p>
        </text:list-item>
        <text:list-item>
          <text:p text:style-name="P40">ParticleSystem<text:span text:style-name="T9"> requires external pointer to the </text:span>ResourceManager <text:span text:style-name="T9">or </text:span>TextureManager</text:p>
          <text:list>
            <text:list-item>
              <text:p text:style-name="P21">This pointer is provided from the <text:span text:style-name="T6">SceneManager</text:span> <text:span text:style-name="T17">(which needs to have this kind of information).</text:span></text:p>
            </text:list-item>
          </text:list>
        </text:list-item>
        <text:list-item>
          <text:p text:style-name="P22"><text:span text:style-name="T6">ParticleSystem</text:span> loads special configuration files made of INI config files for ease of use</text:p>
          <text:list>
            <text:list-item>
              <text:p text:style-name="P22">Maybe in the future this data can be loaded from binary structure files</text:p>
            </text:list-item>
          </text:list>
        </text:list-item>
        <text:list-item>
          <text:p text:style-name="P41">ParticleEffect <text:span text:style-name="T9">provides simple functions to initialize given particle with appropriate parameters: </text:span><text:span text:style-name="T11">initializeParticle(...) and randomizeOnPair(...). </text:span><text:span text:style-name="T12">These functions require the output particle to be specified.</text:span></text:p>
        </text:list-item>
        <text:list-item>
          <text:p text:style-name="P42">ParticleEffect<text:span text:style-name="T9"> stores information about the particle area – this is just the setup for default constraint, the bounding box that cannot be exceeded by the particle (it needs to bounce of it). This just set for defaults, it can be changed externally (mostly when using with </text:span>ParticleEmitter).</text:p>
        </text:list-item>
      </text:list>
      <text:p text:style-name="P17"/>
      <text:p text:style-name="P18">ParticleEffect configuration file specification:</text:p>
      <text:list xml:id="list3524900488484001902" text:style-name="L3">
        <text:list-item>
          <text:p text:style-name="P23">First initial name of the section needs to be [<text:span text:style-name="T19">ParticleEffect</text:span>]. Other sections are designed to configure different particle effects that are linked inside this particle effect (group). These sections can be named differently – point to already existing <text:span text:style-name="T6">ParticleEffect</text:span>, name a new one or have a random name. <text:span text:style-name="T6">ParticleEffect</text:span> name can be described also with special parameter: <text:span text:style-name="T6">name</text:span>. External particle effects are pointed to in the same way.</text:p>
        </text:list-item>
        <text:list-item>
          <text:p text:style-name="P23">Possible parameters used for setting up a <text:span text:style-name="T6">ParticleEffect</text:span>:</text:p>
          <text:list>
            <text:list-item>
              <text:p text:style-name="P26"><text:bookmark-start text:name="__DdeLink__577_384403596"/>name<text:span text:style-name="T20"> – string – particle effect string identification</text:span></text:p>
            </text:list-item>
            <text:list-item>
              <text:p text:style-name="P24"><text:span text:style-name="T19">max-count</text:span> – <text:span text:style-name="T6">integer</text:span> – specifies the maximum number of the particles that can be stored by default by any created ParticleEmitter for this effect. The default value is <text:span text:style-name="T19">100</text:span>.</text:p>
            </text:list-item>
            <text:list-item>
              <text:p text:style-name="P27">particle-area<text:span text:style-name="T20"> – </text:span><text:span text:style-name="T7">boundingbox –</text:span><text:span text:style-name="T20"> held as string value, describes the area that constraints the particle effect. Format: (x,y,w,h) or (x,y,z,w,h,d). The numbers inside can be integers or floats. Units are always in scene space specific units.</text:span></text:p>
            </text:list-item>
            <text:list-item>
              <text:p text:style-name="P27">area-check<text:span text:style-name="T20"> – </text:span><text:span text:style-name="T7">bool</text:span><text:span text:style-name="T20"> – </text:span><text:span text:style-name="T21">false/true – held as string value. If set to '</text:span><text:span text:style-name="T32">true</text:span><text:span text:style-name="T21">' the particle area will constraint any particle emitted.</text:span></text:p>
            </text:list-item>
            <text:list-item>
              <text:p text:style-name="P28">random-velocity<text:span text:style-name="T20"> – </text:span><text:span text:style-name="T7">bool</text:span><text:span text:style-name="T20"> – false/true – held as string value. If set to '</text:span>true<text:span text:style-name="T20">' then when the particle is emitted it's velocity will be randomized.</text:span></text:p>
            </text:list-item>
            <text:list-item>
              <text:p text:style-name="P28">random-angle<text:span text:style-name="T20"> – </text:span><text:span text:style-name="T7">bool</text:span><text:span text:style-name="T20"> – false/true – held as string value. If set to '</text:span>true<text:span text:style-name="T20">' then the particles' angle </text:span><text:span text:style-name="T22">is randomized on addition.</text:span></text:p>
            </text:list-item>
            <text:list-item>
              <text:p text:style-name="P28">life-as-size<text:span text:style-name="T20"> – </text:span><text:span text:style-name="T7">bool</text:span><text:span text:style-name="T20"> – false/true – held as string value. If set to '</text:span>true<text:span text:style-name="T20">' the size of the particle will indicate it's life. All three dimensions are set to the same value.</text:span></text:p>
            </text:list-item>
            <text:list-item>
              <text:p text:style-name="P29">facing-velocity<text:span text:style-name="T20"> – </text:span><text:span text:style-name="T7">bool</text:span><text:span text:style-name="T20"> – false/true – held as string value. If set to '</text:span>true<text:span text:style-name="T20">' the particles </text:span><text:span text:style-name="T23">pitch in the direction they're flying.</text:span></text:p>
            </text:list-item>
            <text:list-item>
              <text:p text:style-name="P30">params-active<text:span text:style-name="T20"> – </text:span><text:span text:style-name="T7">bool</text:span><text:span text:style-name="T20"> – false/true – held as string value.</text:span></text:p>
            </text:list-item>
            <text:list-item>
              <text:p text:style-name="P30"><text:span text:style-name="T33">s</text:span>tart-size<text:span text:style-name="T20"> – </text:span><text:span text:style-name="T7">vector</text:span><text:span text:style-name="T20"> – held as string value. </text:span><text:span text:style-name="T25">This set's the starting value of size for the particle.</text:span></text:p>
            </text:list-item>
            <text:list-item>
              <text:p text:style-name="P30"><text:span text:style-name="T33">e</text:span>nd-size<text:span text:style-name="T20"> – </text:span><text:span text:style-name="T7">vector</text:span><text:span text:style-name="T20"> – held as string value. </text:span><text:span text:style-name="T25">This is the end size of the particle, when the particle reaches this size it is being deleted. This values may change the fade speed. The end size will be reached in TTL milliseconds. </text:span></text:p>
            </text:list-item>
            <text:list-item>
              <text:p text:style-name="P30"><text:span text:style-name="T33">s</text:span>pread-speed<text:span text:style-name="T20"> – </text:span><text:span text:style-name="T7">vector</text:span><text:span text:style-name="T20"> – held as string value.</text:span></text:p>
            </text:list-item>
            <text:list-item>
              <text:p text:style-name="P31">life-range<text:span text:style-name="T20"> – vector – held as string value. Two element vector specifying the minimum and maximum values of starting life for the particle on randomization.</text:span></text:p>
            </text:list-item>
            <text:list-item>
              <text:p text:style-name="P30">ttl-range<text:span text:style-name="T20"> – </text:span><text:span text:style-name="T7">vector</text:span><text:span text:style-name="T20"> – held as string value. </text:span><text:span text:style-name="T24">Two element vector </text:span><text:span text:style-name="T26">specifying</text:span><text:span text:style-name="T24"> the minimum and maximum value for particles' TTL parameter while randomizing. </text:span><text:span text:style-name="T26">TTL means </text:span><text:span text:style-name="T8">time to live</text:span><text:span text:style-name="T26"> and it describes the number of milliseconds that the particle will live (after that it is removed).</text:span></text:p>
            </text:list-item>
            <text:list-item>
              <text:p text:style-name="P30"><text:span text:style-name="T33">f</text:span>ade-speed-range<text:span text:style-name="T20"> – </text:span><text:span text:style-name="T7">vector</text:span><text:span text:style-name="T20"> – held as string value. </text:span><text:span text:style-name="T26">Two element vector specifying the minimum and maximum value of the fadeSpeed parameter of the particle while randomizing.</text:span></text:p>
            </text:list-item>
            <text:list-item>
              <text:p text:style-name="P30"><text:span text:style-name="T33">s</text:span>tart-color<text:span text:style-name="T20"> – </text:span><text:span text:style-name="T7">color</text:span><text:span text:style-name="T20"> – held as string value.</text:span></text:p>
            </text:list-item>
            <text:list-item>
              <text:p text:style-name="P30"><text:span text:style-name="T33">e</text:span>nd-color <text:span text:style-name="T20">– </text:span><text:span text:style-name="T7">color</text:span><text:span text:style-name="T20"> – held as string value.</text:span></text:p>
            </text:list-item>
            <text:list-item>
              <text:p text:style-name="P32">texture<text:span text:style-name="T20"> – string – sets the texture name or file name to be used</text:span></text:p>
            </text:list-item>
            <text:list-item>
              <text:p text:style-name="P32">textureSize<text:span text:style-name="T20"> – vector – held as string value. Specifies the 2D integer vector for spritesheet dimensions. There are textures that hold many sprites textures in one file.</text:span></text:p>
            </text:list-item>
            <text:list-item>
              <text:p text:style-name="P32">textureIDRange<text:span text:style-name="T20"> – vector – held as string value. Two element vector specifying the minimum and maximum values (from 0) for the </text:span>textureID<text:span text:style-name="T20"> to use while adding randomized particle. </text:span><text:span text:style-name="T30">These are not </text:span><text:span text:style-name="T35">GFX</text:span><text:span text:style-name="T30"> texture </text:span><text:span text:style-name="T35">ID</text:span><text:span text:style-name="T30">! This is simple identification of the texture field in the spritesheet file, it is needed to determine texture coordinates for the particle. </text:span><text:span text:style-name="T36">TextureSize</text:span><text:span text:style-name="T31"> and </text:span><text:span text:style-name="T36">textureIDRange</text:span><text:span text:style-name="T31"> are optional as default values are </text:span><text:span text:style-name="T36">[1,1]</text:span><text:span text:style-name="T31"> and </text:span><text:span text:style-name="T36">0</text:span><text:span text:style-name="T31">.</text:span><text:bookmark-end text:name="__DdeLink__577_384403596"/></text:p>
            </text:list-item>
          </text:list>
        </text:list-item>
        <text:list-item>
          <text:p text:style-name="P33"><text:bookmark-start text:name="__DdeLink__3476_2110073964"/><text:span text:style-name="T20">Below is the list of the parameters that make changes (affect the particle) only when </text:span>paramsActive<text:span text:style-name="T20"> flag is set:</text:span></text:p>
          <text:list>
            <text:list-item>
              <text:p text:style-name="P33">start-size</text:p>
            </text:list-item>
            <text:list-item>
              <text:p text:style-name="P33"><text:soft-page-break/>end-size</text:p>
            </text:list-item>
            <text:list-item>
              <text:p text:style-name="P33">start-color</text:p>
            </text:list-item>
            <text:list-item>
              <text:p text:style-name="P33">end-color</text:p>
            </text:list-item>
          </text:list>
        </text:list-item>
        <text:list-item>
          <text:p text:style-name="P33"><text:span text:style-name="T20">Some of the above option will exclude each other. This important to know. </text:span>TTL<text:span text:style-name="T20"> integer value is being stored for reference and should not be used directly. </text:span>TTL<text:span text:style-name="T20"> value manipulates the </text:span>life<text:span text:style-name="T20"> value of the particle and </text:span>fadeSpeed<text:span text:style-name="T20">. That's why </text:span>ttl-range<text:span text:style-name="T20"> </text:span><text:span text:style-name="T27">and </text:span><text:span text:style-name="T34">fade-speed-range</text:span><text:span text:style-name="T27"> are exclusionary. If the two are specified than </text:span><text:span text:style-name="T34">ttl-range</text:span><text:span text:style-name="T27"> is used. </text:span></text:p>
          <text:list>
            <text:list-item>
              <text:p text:style-name="P34"><text:span text:style-name="T28">A</text:span><text:span text:style-name="T20">lso when </text:span>life-as-size<text:span text:style-name="T20"> is active there is slightly difference – the size is set to </text:span>life<text:span text:style-name="T20"> parameter value.</text:span></text:p>
              <text:list>
                <text:list-item>
                  <text:p text:style-name="P34"><text:span text:style-name="T20">If </text:span>paramsActive<text:span text:style-name="T20"> is </text:span>TRUE<text:span text:style-name="T20"> then the size is carefully decreased to reach end value in TTL milliseconds. With </text:span>lifeAsSize<text:span text:style-name="T20"> and </text:span>paramsActive<text:span text:style-name="T20"> triggered – the decreasing of the size in </text:span>TTL<text:span text:style-name="T20"> wont work as expected.</text:span></text:p>
                </text:list-item>
              </text:list>
            </text:list-item>
            <text:list-item>
              <text:p text:style-name="P35"><text:span text:style-name="T20">Also setting </text:span>life-range<text:span text:style-name="T20"> will indeed work and change the particles life property on particle addition it does not affect the </text:span>TTL<text:span text:style-name="T20"> or </text:span>fadeSpeed<text:span text:style-name="T20">.</text:span></text:p>
            </text:list-item>
          </text:list>
        </text:list-item>
        <text:list-item>
          <text:p text:style-name="P36"><text:span text:style-name="T20">List of parameters that work together, </text:span><text:span text:style-name="T29">other combinations will not be valid:</text:span></text:p>
          <text:list>
            <text:list-item>
              <text:p text:style-name="P36">life-as-size | life-range | ttl-range</text:p>
            </text:list-item>
            <text:list-item>
              <text:p text:style-name="P36">life-as-size | life-range | fade-speed-range</text:p>
            </text:list-item>
            <text:list-item>
              <text:p text:style-name="P36">start-size | end-size | ttl-range</text:p>
            </text:list-item>
            <text:list-item>
              <text:p text:style-name="P36">start-size | end-size | fade-speed-range</text:p>
            </text:list-item>
            <text:list-item>
              <text:p text:style-name="P36">start-size | end-size | start-color | end-color | ttl-range</text:p>
            </text:list-item>
            <text:list-item>
              <text:p text:style-name="P36">start-size | end-size | start-color | end-color | fade-speed-range</text:p>
            </text:list-item>
          </text:list>
        </text:list-item>
        <text:list-item>
          <text:p text:style-name="P25">Other parameters just work with these. These are just different methods of setting up default behavior on particle addition and specify randomization ranges.<text:bookmark-end text:name="__DdeLink__3476_211007396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0-26T04:40:53.195553060</dc:date>
    <meta:editing-duration>P1DT4H9M19S</meta:editing-duration>
    <meta:editing-cycles>80</meta:editing-cycles>
    <meta:document-statistic meta:table-count="0" meta:image-count="0" meta:object-count="0" meta:page-count="4" meta:paragraph-count="96" meta:word-count="1762" meta:character-count="11247" meta:non-whitespace-character-count="9588"/>
  </office:meta>
</office:document-meta>
</file>